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51cm" style:rel-column-width="16384*"/>
    </style:style>
    <style:style style:name="Tableau2.B" style:family="table-column">
      <style:table-column-properties style:column-width="4.249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0.05pt solid #000000"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D4" style:family="table-cell">
      <style:table-cell-properties fo:background-color="#000000"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color="#004586" officeooo:rsid="00176f1e" officeooo:paragraph-rsid="001dee82"/>
    </style:style>
    <style:style style:name="P2" style:family="paragraph" style:parent-style-name="Standard">
      <style:text-properties fo:font-size="12pt" fo:font-style="italic" fo:font-weight="bold" officeooo:rsid="001f1797" officeooo:paragraph-rsid="001dee82" style:font-size-asian="12pt" style:font-style-asian="italic" style:font-weight-asian="bold" style:font-size-complex="12pt" style:font-style-complex="italic" style:font-weight-complex="bold"/>
    </style:style>
    <style:style style:name="P3" style:family="paragraph" style:parent-style-name="Standard">
      <style:text-properties officeooo:paragraph-rsid="001dee82"/>
    </style:style>
    <style:style style:name="P4" style:family="paragraph" style:parent-style-name="Text_20_body">
      <style:text-properties officeooo:rsid="001baf0d" officeooo:paragraph-rsid="001dee82"/>
    </style:style>
    <style:style style:name="P5" style:family="paragraph" style:parent-style-name="Text_20_body">
      <style:text-properties fo:color="#004586" officeooo:rsid="001a4cd3" officeooo:paragraph-rsid="001dee82"/>
    </style:style>
    <style:style style:name="P6" style:family="paragraph" style:parent-style-name="Text_20_body">
      <style:text-properties fo:color="#004586" officeooo:rsid="001baf0d" officeooo:paragraph-rsid="001dee82"/>
    </style:style>
    <style:style style:name="P7" style:family="paragraph" style:parent-style-name="Text_20_body">
      <style:text-properties fo:color="#004586" officeooo:rsid="001f1797" officeooo:paragraph-rsid="001dee82"/>
    </style:style>
    <style:style style:name="P8" style:family="paragraph" style:parent-style-name="Text_20_body">
      <style:text-properties fo:color="#004586" officeooo:rsid="001fe81b" officeooo:paragraph-rsid="001dee82"/>
    </style:style>
    <style:style style:name="P9" style:family="paragraph" style:parent-style-name="Text_20_body">
      <style:text-properties fo:color="#004586" officeooo:rsid="00212d56" officeooo:paragraph-rsid="001dee82"/>
    </style:style>
    <style:style style:name="P10" style:family="paragraph" style:parent-style-name="Text_20_body">
      <style:text-properties fo:color="#004586" fo:font-style="normal" officeooo:rsid="002364c6" officeooo:paragraph-rsid="001dee82" style:font-style-asian="normal" style:font-style-complex="normal"/>
    </style:style>
    <style:style style:name="P11" style:family="paragraph" style:parent-style-name="Text_20_body">
      <style:text-properties officeooo:rsid="001d5ad6" officeooo:paragraph-rsid="001dee82"/>
    </style:style>
    <style:style style:name="P12" style:family="paragraph" style:parent-style-name="Text_20_body">
      <style:text-properties fo:color="#000000" fo:font-style="italic" officeooo:rsid="001d5ad6" officeooo:paragraph-rsid="001dee82" style:font-style-asian="italic" style:font-style-complex="italic"/>
    </style:style>
    <style:style style:name="P13" style:family="paragraph" style:parent-style-name="Text_20_body">
      <style:paragraph-properties fo:line-height="100%"/>
      <style:text-properties fo:color="#000000" fo:font-style="italic" officeooo:rsid="001fe81b" officeooo:paragraph-rsid="001dee82" style:font-style-asian="italic" style:font-style-complex="italic"/>
    </style:style>
    <style:style style:name="P14" style:family="paragraph" style:parent-style-name="Text_20_body">
      <style:paragraph-properties fo:line-height="100%"/>
      <style:text-properties fo:color="#000000" fo:font-style="italic" officeooo:rsid="001fe81b" officeooo:paragraph-rsid="001fc80f" style:font-style-asian="italic" style:font-style-complex="italic"/>
    </style:style>
    <style:style style:name="P15" style:family="paragraph" style:parent-style-name="Text_20_body">
      <style:paragraph-properties fo:line-height="100%"/>
      <style:text-properties fo:color="#000000" fo:font-style="italic" officeooo:paragraph-rsid="001dee82" style:font-style-asian="italic" style:font-style-complex="italic"/>
    </style:style>
    <style:style style:name="P16" style:family="paragraph" style:parent-style-name="Text_20_body">
      <style:paragraph-properties fo:line-height="100%"/>
      <style:text-properties fo:color="#000000" fo:font-style="italic" fo:font-weight="bold" officeooo:rsid="001fe81b" officeooo:paragraph-rsid="001dee82" style:font-style-asian="italic" style:font-weight-asian="bold" style:font-style-complex="italic" style:font-weight-complex="bold"/>
    </style:style>
    <style:style style:name="P17" style:family="paragraph" style:parent-style-name="Text_20_body">
      <style:text-properties fo:color="#000000" fo:font-weight="bold" officeooo:rsid="001fe81b" officeooo:paragraph-rsid="001dee82" style:font-weight-asian="bold" style:font-weight-complex="bold"/>
    </style:style>
    <style:style style:name="P18" style:family="paragraph" style:parent-style-name="Text_20_body">
      <style:text-properties fo:color="#000000" fo:font-style="normal" officeooo:paragraph-rsid="001dee82" style:font-style-asian="normal" style:font-style-complex="normal"/>
    </style:style>
    <style:style style:name="P19" style:family="paragraph" style:parent-style-name="Text_20_body">
      <style:text-properties fo:color="#000000" officeooo:paragraph-rsid="00220e94"/>
    </style:style>
    <style:style style:name="P20" style:family="paragraph" style:parent-style-name="Text_20_body">
      <style:text-properties style:use-window-font-color="true" officeooo:paragraph-rsid="001dee82"/>
    </style:style>
    <style:style style:name="P21" style:family="paragraph" style:parent-style-name="Text_20_body">
      <style:text-properties style:use-window-font-color="true" fo:font-style="italic" officeooo:paragraph-rsid="001dee82" style:font-style-asian="italic" style:font-style-complex="italic"/>
    </style:style>
    <style:style style:name="P22" style:family="paragraph" style:parent-style-name="Text_20_body">
      <style:text-properties style:use-window-font-color="true" fo:font-style="italic" officeooo:rsid="001f7837" officeooo:paragraph-rsid="001dee82" style:font-style-asian="italic" style:font-style-complex="italic"/>
    </style:style>
    <style:style style:name="P23" style:family="paragraph" style:parent-style-name="Text_20_body">
      <style:paragraph-properties fo:line-height="100%"/>
      <style:text-properties style:use-window-font-color="true" fo:font-style="italic" officeooo:rsid="001f7837" officeooo:paragraph-rsid="001dee82" style:font-style-asian="italic" style:font-style-complex="italic"/>
    </style:style>
    <style:style style:name="P24" style:family="paragraph" style:parent-style-name="Text_20_body">
      <style:paragraph-properties fo:line-height="100%"/>
      <style:text-properties style:use-window-font-color="true" fo:font-style="italic" officeooo:paragraph-rsid="001dee82" style:font-style-asian="italic" style:font-style-complex="italic"/>
    </style:style>
    <style:style style:name="P25" style:family="paragraph" style:parent-style-name="Text_20_body">
      <style:text-properties officeooo:paragraph-rsid="001dee82"/>
    </style:style>
    <style:style style:name="P26" style:family="paragraph" style:parent-style-name="Text_20_body">
      <style:text-properties fo:font-style="italic" officeooo:rsid="001f1797" officeooo:paragraph-rsid="001dee82" style:font-style-asian="italic" style:font-style-complex="italic"/>
    </style:style>
    <style:style style:name="P27" style:family="paragraph" style:parent-style-name="Text_20_body">
      <style:paragraph-properties fo:line-height="100%"/>
      <style:text-properties fo:font-style="italic" officeooo:rsid="001f1797" officeooo:paragraph-rsid="001dee82" style:font-style-asian="italic" style:font-style-complex="italic"/>
    </style:style>
    <style:style style:name="P28" style:family="paragraph" style:parent-style-name="Text_20_body">
      <style:paragraph-properties fo:line-height="100%"/>
      <style:text-properties fo:font-style="italic" officeooo:paragraph-rsid="001dee82" style:font-style-asian="italic" style:font-style-complex="italic"/>
    </style:style>
    <style:style style:name="P29" style:family="paragraph" style:parent-style-name="Text_20_body">
      <style:paragraph-properties fo:background-color="transparent">
        <style:background-image/>
      </style:paragraph-properties>
      <style:text-properties officeooo:rsid="001d72e4" officeooo:paragraph-rsid="001dee82"/>
    </style:style>
    <style:style style:name="P30" style:family="paragraph" style:parent-style-name="Header">
      <style:paragraph-properties fo:text-align="center" style:justify-single-word="false"/>
      <style:text-properties fo:font-style="normal" fo:font-weight="bold" officeooo:rsid="000bc1cd" officeooo:paragraph-rsid="000bc1cd" style:font-style-asian="normal" style:font-weight-asian="bold" style:font-style-complex="normal" style:font-weight-complex="bold"/>
    </style:style>
    <style:style style:name="P31" style:family="paragraph" style:parent-style-name="Table_20_Contents">
      <style:text-properties officeooo:rsid="000cbc3d" officeooo:paragraph-rsid="001dee82"/>
    </style:style>
    <style:style style:name="P32" style:family="paragraph" style:parent-style-name="Table_20_Contents">
      <style:text-properties officeooo:rsid="000de6f7" officeooo:paragraph-rsid="001dee82"/>
    </style:style>
    <style:style style:name="P33" style:family="paragraph" style:parent-style-name="Table_20_Contents">
      <style:text-properties officeooo:rsid="000fbe8d" officeooo:paragraph-rsid="001dee82"/>
    </style:style>
    <style:style style:name="P34" style:family="paragraph" style:parent-style-name="Table_20_Contents">
      <style:text-properties officeooo:rsid="00100b3a" officeooo:paragraph-rsid="001dee82"/>
    </style:style>
    <style:style style:name="P35" style:family="paragraph" style:parent-style-name="Table_20_Contents">
      <style:text-properties officeooo:rsid="001237de" officeooo:paragraph-rsid="001dee82"/>
    </style:style>
    <style:style style:name="P36" style:family="paragraph" style:parent-style-name="Table_20_Contents">
      <style:text-properties fo:color="#004586" style:font-name="Liberation Sans" officeooo:rsid="001237de" officeooo:paragraph-rsid="001dee82"/>
    </style:style>
    <style:style style:name="P37" style:family="paragraph" style:parent-style-name="Table_20_Contents">
      <style:text-properties fo:color="#004586" style:font-name="Liberation Serif" officeooo:rsid="001237de" officeooo:paragraph-rsid="001dee82"/>
    </style:style>
    <style:style style:name="P38" style:family="paragraph" style:parent-style-name="Table_20_Contents">
      <style:text-properties officeooo:rsid="0013583c" officeooo:paragraph-rsid="001dee82"/>
    </style:style>
    <style:style style:name="P39" style:family="paragraph" style:parent-style-name="Table_20_Contents">
      <style:text-properties fo:color="#000000" style:font-name="Liberation Sans" officeooo:rsid="001237de" officeooo:paragraph-rsid="001dee82"/>
    </style:style>
    <style:style style:name="P40" style:family="paragraph" style:parent-style-name="Table_20_Contents">
      <style:text-properties style:font-name="Liberation Sans" officeooo:rsid="001237de" officeooo:paragraph-rsid="001dee82"/>
    </style:style>
    <style:style style:name="P41" style:family="paragraph" style:parent-style-name="Table_20_Contents">
      <style:text-properties style:font-name="Liberation Sans" officeooo:rsid="000cbc3d" officeooo:paragraph-rsid="001dee82"/>
    </style:style>
    <style:style style:name="P42" style:family="paragraph" style:parent-style-name="Table_20_Contents">
      <style:text-properties style:font-name="Liberation Sans" officeooo:rsid="00153615" officeooo:paragraph-rsid="001dee82"/>
    </style:style>
    <style:style style:name="P43" style:family="paragraph" style:parent-style-name="Table_20_Contents">
      <style:text-properties style:font-name="Liberation Sans" officeooo:paragraph-rsid="001dee82"/>
    </style:style>
    <style:style style:name="P44" style:family="paragraph" style:parent-style-name="Table_20_Contents">
      <style:text-properties officeooo:paragraph-rsid="001dee82"/>
    </style:style>
    <style:style style:name="P45" style:family="paragraph" style:parent-style-name="Table_20_Contents">
      <style:paragraph-properties fo:background-color="#000000">
        <style:background-image/>
      </style:paragraph-properties>
      <style:text-properties style:font-name="Liberation Sans" officeooo:paragraph-rsid="001dee82"/>
    </style:style>
    <style:style style:name="P46" style:family="paragraph" style:parent-style-name="Heading_20_1">
      <style:text-properties officeooo:paragraph-rsid="001dee82"/>
    </style:style>
    <style:style style:name="P47" style:family="paragraph" style:parent-style-name="Heading_20_2">
      <style:text-properties fo:font-weight="normal" officeooo:paragraph-rsid="001dee82" style:font-weight-asian="normal" style:font-weight-complex="normal"/>
    </style:style>
    <style:style style:name="T1" style:family="text">
      <style:text-properties fo:font-style="italic" fo:font-weight="bold" officeooo:rsid="000bc1cd" style:font-style-asian="italic" style:font-weight-asian="bold" style:font-style-complex="italic" style:font-weight-complex="bold"/>
    </style:style>
    <style:style style:name="T2" style:family="text">
      <style:text-properties fo:font-style="italic" fo:font-weight="bold" officeooo:rsid="001f7837"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1f7837" style:font-style-asian="italic" style:font-style-complex="italic"/>
    </style:style>
    <style:style style:name="T5" style:family="text">
      <style:text-properties fo:font-weight="bold" officeooo:rsid="001f7837" style:font-weight-asian="bold" style:font-weight-complex="bold"/>
    </style:style>
    <style:style style:name="T6" style:family="text">
      <style:text-properties fo:font-weight="bold" officeooo:rsid="001fe81b" style:font-weight-asian="bold" style:font-weight-complex="bold"/>
    </style:style>
    <style:style style:name="T7" style:family="text">
      <style:text-properties officeooo:rsid="000cbc3d"/>
    </style:style>
    <style:style style:name="T8" style:family="text">
      <style:text-properties officeooo:rsid="000fbe8d"/>
    </style:style>
    <style:style style:name="T9" style:family="text">
      <style:text-properties officeooo:rsid="00100b3a"/>
    </style:style>
    <style:style style:name="T10" style:family="text">
      <style:text-properties officeooo:rsid="0013583c"/>
    </style:style>
    <style:style style:name="T11" style:family="text">
      <style:text-properties officeooo:rsid="00153615"/>
    </style:style>
    <style:style style:name="T12" style:family="text">
      <style:text-properties officeooo:rsid="001585dc"/>
    </style:style>
    <style:style style:name="T13" style:family="text">
      <style:text-properties fo:color="#004586"/>
    </style:style>
    <style:style style:name="T14" style:family="text">
      <style:text-properties fo:color="#004586" officeooo:rsid="00176f1e"/>
    </style:style>
    <style:style style:name="T15" style:family="text">
      <style:text-properties fo:color="#004586" officeooo:rsid="00195a49"/>
    </style:style>
    <style:style style:name="T16" style:family="text">
      <style:text-properties fo:color="#004586" style:text-position="super 58%" fo:font-size="14pt" officeooo:rsid="00195a49" style:font-size-asian="14pt" style:font-size-complex="14pt"/>
    </style:style>
    <style:style style:name="T17" style:family="text">
      <style:text-properties fo:color="#004586" officeooo:rsid="001a4cd3"/>
    </style:style>
    <style:style style:name="T18" style:family="text">
      <style:text-properties fo:color="#004586" fo:font-style="italic" style:font-style-asian="italic" style:font-style-complex="italic"/>
    </style:style>
    <style:style style:name="T19" style:family="text">
      <style:text-properties fo:color="#004586" fo:font-style="italic" officeooo:rsid="001f1797" style:font-style-asian="italic" style:font-style-complex="italic"/>
    </style:style>
    <style:style style:name="T20" style:family="text">
      <style:text-properties fo:color="#004586" fo:font-style="italic" officeooo:rsid="002270c5" style:font-style-asian="italic" style:font-style-complex="italic"/>
    </style:style>
    <style:style style:name="T21" style:family="text">
      <style:text-properties fo:color="#004586" fo:font-style="italic" officeooo:rsid="001fe81b" style:font-style-asian="italic" style:font-style-complex="italic"/>
    </style:style>
    <style:style style:name="T22" style:family="text">
      <style:text-properties fo:color="#004586" fo:font-style="italic" officeooo:rsid="001fc80f" style:font-style-asian="italic" style:font-style-complex="italic"/>
    </style:style>
    <style:style style:name="T23" style:family="text">
      <style:text-properties fo:color="#004586" fo:font-style="italic" officeooo:rsid="00212d56" style:font-style-asian="italic" style:font-style-complex="italic"/>
    </style:style>
    <style:style style:name="T24" style:family="text">
      <style:text-properties fo:color="#004586" fo:font-style="italic" officeooo:rsid="00220e94" style:font-style-asian="italic" style:font-style-complex="italic"/>
    </style:style>
    <style:style style:name="T25" style:family="text">
      <style:text-properties fo:color="#004586" fo:font-style="italic" officeooo:rsid="0023c33c" style:font-style-asian="italic" style:font-style-complex="italic"/>
    </style:style>
    <style:style style:name="T26" style:family="text">
      <style:text-properties fo:color="#004586" officeooo:rsid="001d5ad6"/>
    </style:style>
    <style:style style:name="T27" style:family="text">
      <style:text-properties fo:color="#004586" fo:font-style="normal" style:font-style-asian="normal" style:font-style-complex="normal"/>
    </style:style>
    <style:style style:name="T28" style:family="text">
      <style:text-properties fo:color="#004586" fo:font-style="normal" officeooo:rsid="001d72e4" style:font-style-asian="normal" style:font-style-complex="normal"/>
    </style:style>
    <style:style style:name="T29" style:family="text">
      <style:text-properties fo:color="#004586" fo:font-style="normal" officeooo:rsid="001f1797" style:font-style-asian="normal" style:font-style-complex="normal"/>
    </style:style>
    <style:style style:name="T30" style:family="text">
      <style:text-properties fo:color="#004586" fo:font-style="normal" officeooo:rsid="00220e94" style:font-style-asian="normal" style:font-style-complex="normal"/>
    </style:style>
    <style:style style:name="T31" style:family="text">
      <style:text-properties fo:color="#004586" fo:font-weight="bold" style:font-weight-asian="bold" style:font-weight-complex="bold"/>
    </style:style>
    <style:style style:name="T32" style:family="text">
      <style:text-properties fo:color="#004586" fo:font-weight="normal" style:font-weight-asian="normal" style:font-weight-complex="normal"/>
    </style:style>
    <style:style style:name="T33" style:family="text">
      <style:text-properties fo:color="#004586" officeooo:rsid="001f1797"/>
    </style:style>
    <style:style style:name="T34" style:family="text">
      <style:text-properties fo:color="#004586" officeooo:rsid="001f7837"/>
    </style:style>
    <style:style style:name="T35" style:family="text">
      <style:text-properties fo:color="#004586" officeooo:rsid="00212d56"/>
    </style:style>
    <style:style style:name="T36" style:family="text">
      <style:text-properties fo:color="#004586" officeooo:rsid="001fe81b"/>
    </style:style>
    <style:style style:name="T37" style:family="text">
      <style:text-properties fo:color="#004586" officeooo:rsid="002270c5"/>
    </style:style>
    <style:style style:name="T38" style:family="text">
      <style:text-properties fo:color="#004586" officeooo:rsid="001dee82"/>
    </style:style>
    <style:style style:name="T39" style:family="text">
      <style:text-properties fo:color="#004586" officeooo:rsid="001fc80f"/>
    </style:style>
    <style:style style:name="T40" style:family="text">
      <style:text-properties fo:color="#004586" officeooo:rsid="00220e94"/>
    </style:style>
    <style:style style:name="T41" style:family="text">
      <style:text-properties fo:color="#004586" officeooo:rsid="0023c33c"/>
    </style:style>
    <style:style style:name="T42" style:family="text">
      <style:text-properties officeooo:rsid="001baf0d"/>
    </style:style>
    <style:style style:name="T43" style:family="text">
      <style:text-properties style:font-name="Liberation Sans" officeooo:rsid="001237de"/>
    </style:style>
    <style:style style:name="T44" style:family="text">
      <style:text-properties officeooo:rsid="001f7837"/>
    </style:style>
    <style:style style:name="T45" style:family="text">
      <style:text-properties style:use-window-font-color="true" officeooo:rsid="001f7837"/>
    </style:style>
    <style:style style:name="T46" style:family="text">
      <style:text-properties style:use-window-font-color="true" officeooo:rsid="001f1797"/>
    </style:style>
    <style:style style:name="T47" style:family="text">
      <style:text-properties officeooo:rsid="001fe81b"/>
    </style:style>
    <style:style style:name="T48" style:family="text">
      <style:text-properties officeooo:rsid="001dee82"/>
    </style:style>
    <style:style style:name="T49" style:family="text">
      <style:text-properties fo:color="#c5000b"/>
    </style:style>
    <style:style style:name="T50" style:family="text">
      <style:text-properties fo:color="#c5000b" officeooo:rsid="001f7837"/>
    </style:style>
    <style:style style:name="T51" style:family="text">
      <style:text-properties fo:color="#c5000b" officeooo:rsid="001dee82"/>
    </style:style>
    <style:style style:name="T52" style:family="text">
      <style:text-properties fo:color="#c5000b" officeooo:rsid="001f1797"/>
    </style:style>
    <style:style style:name="T53" style:family="text">
      <style:text-properties fo:color="#c5000b" officeooo:rsid="001fc80f"/>
    </style:style>
    <style:style style:name="T54" style:family="text">
      <style:text-properties fo:color="#c5000b" officeooo:rsid="00202afe"/>
    </style:style>
    <style:style style:name="T55" style:family="text">
      <style:text-properties fo:color="#c5000b" officeooo:rsid="001fe81b"/>
    </style:style>
    <style:style style:name="T56" style:family="text">
      <style:text-properties fo:color="#c5000b" officeooo:rsid="00220e94"/>
    </style:style>
    <style:style style:name="T57" style:family="text">
      <style:text-properties fo:color="#000000"/>
    </style:style>
    <style:style style:name="T58" style:family="text">
      <style:text-properties fo:color="#000000" officeooo:rsid="001dee82"/>
    </style:style>
    <style:style style:name="T59" style:family="text">
      <style:text-properties officeooo:rsid="001fc80f"/>
    </style:style>
    <style:style style:name="T60" style:family="text">
      <style:text-properties officeooo:rsid="00202afe"/>
    </style:style>
    <style:style style:name="T61" style:family="text">
      <style:text-properties officeooo:rsid="00220e94"/>
    </style:style>
    <style:style style:name="T62" style:family="text">
      <style:text-properties officeooo:rsid="0023c33c"/>
    </style:style>
    <style:style style:name="T63" style:family="text">
      <style:text-properties style:font-name="Liberation Serif"/>
    </style:style>
    <style:style style:name="T64" style:family="text">
      <style:text-properties style:font-name="Liberation Serif" officeooo:rsid="0013583c"/>
    </style:style>
    <style:style style:name="T65" style:family="text">
      <style:text-properties style:font-name="Liberation Serif" officeooo:rsid="000cbc3d"/>
    </style:style>
    <style:style style:name="T66" style:family="text">
      <style:text-properties style:font-name="Liberation Serif" officeooo:rsid="001585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Le projet</text:h>
      <text:p text:style-name="P3"><text:tab/><text:span text:style-name="T14">Le projet est basé sur l'analyse de photos de paysages prises par un drone afin de se situer.</text:span></text:p>
      <text:p text:style-name="P1">Il doit <text:s/>être capable de savoir s'il survole une zone terrestre ou maritime. Nous devons donc choisir entre deux noyaux, gaussien ou polynomial, pour notre algorithme et entre deux types de données, des images vectorisées ou des histogrammes d'images. En testant les différentes combinaisons nous seront à même de déterminer le modèle (noyau + type de données) le plus efficace.</text:p>
      <text:p text:style-name="P3"/>
      <text:h text:style-name="P46" text:outline-level="1">Les fonctions</text:h>
      <text:p text:style-name="P25"><text:tab/><text:span text:style-name="T26">Toutes les fonctions demandées ont été produites et testées. Elle fonctionnent bien et sont utilisables pour tous les modèles avec parfois une distinction entre le noyau gaussien et le noyau polynomial.</text:span></text:p>
      <text:p text:style-name="P11"><text:span text:style-name="T13">Nous avons donc appliqué les formules</text:span><text:span text:style-name="T31"> </text:span><text:span text:style-name="T32">pour les noyaux</text:span><text:span text:style-name="T13"> :</text:span></text:p>
      <text:p text:style-name="P12"><text:span text:style-name="T29">P</text:span><text:span text:style-name="T27">our le noyau gaussien, </text:span>exp(-linalg.norm(array(v1) - array(v2))**2 / (2. *(sigma**2)))<text:span text:style-name="T27"> qui peut aussi s'écrire :</text:span> exp(- dot(array(v1) - array(v2), array(v1) - array(v2)) / (2. * sigma**2)). <text:span text:style-name="T27">Le coefficient 2 du dénominateur n'était pas précisé dans l'énoncé mais après des recherches </text:span><text:span text:style-name="T28">menées pour trouver un bug nous sommes tombés sur la formule originale. Nous l'avons donc rajouté même s'il ne change rien aux résultats.</text:span></text:p>
      <text:p text:style-name="P29"><text:span text:style-name="T19">P</text:span><text:span text:style-name="T18">our le noyau polynomial, </text:span><text:span text:style-name="T3">(1 + dot(v1, v2)) ** k</text:span><text:span text:style-name="T13">.</text:span></text:p>
      <text:p text:style-name="P7">La <text:span text:style-name="T48">p</text:span>rogrammation des deux <text:span text:style-name="T48">f</text:span>onc<text:span text:style-name="T48">t</text:span>ions calculant les noyau<text:span text:style-name="T48">x</text:span> : <text:span text:style-name="T3">noyauGaussien</text:span> et <text:span text:style-name="T3">noyauPolynomial</text:span> se trouve dans le fichier noyau.c. Dans ce même fichier nous retrouvons la fonction <text:span text:style-name="T3">computeGram</text:span> qui calcule la matrice de Gram selon un noyau (Gaussien ou Polynomial) et un <text:span text:style-name="T48">hyper-paramètre</text:span> h donné. <text:s text:c="2"/></text:p>
      <text:p text:style-name="P7"/>
      <text:p text:style-name="P2">def computeGram(data, kernel, h): </text:p>
      <text:p text:style-name="P26"><text:tab/>... </text:p>
      <text:p text:style-name="P27"><text:tab/>for i in range(nex): </text:p>
      <text:p text:style-name="P27"><text:tab/><text:tab/>for j in range(nex): </text:p>
      <text:p text:style-name="P27"><text:tab/><text:tab/><text:tab/>G[i][j] = kernel(data[i], data[j], h) </text:p>
      <text:p text:style-name="P27"><text:tab/>return G</text:p>
      <text:p text:style-name="P27"/>
      <text:p text:style-name="P25"><text:span text:style-name="T33"><text:tab/>Par la suite, nous avons cré</text:span><text:span text:style-name="T38">é</text:span><text:span text:style-name="T33"> les fonctions, </text:span><text:span text:style-name="T19">learnKernelPerceptron(data, target, kernel, h)</text:span><text:span text:style-name="T33"> et <text:s/></text:span><text:span text:style-name="T19">predictKernelPerceptron(alpha, data, target, x, kernel, h)</text:span><text:span text:style-name="T33"> </text:span><text:span text:style-name="T38">qui</text:span><text:span text:style-name="T33"> ont respectivement pour but, </text:span><text:span text:style-name="T38">d'apprendre </text:span><text:span text:style-name="T34">un perceptron </text:span><text:span text:style-name="T38">à</text:span><text:span text:style-name="T34"> noyau sur les données data de cible target avec le noyau indiqué par kernel et h, et de pr</text:span><text:span text:style-name="T38">é</text:span><text:span text:style-name="T34">dire pour un x donné sa classe selon le noyau et h donné</text:span><text:span text:style-name="T38">s</text:span><text:span text:style-name="T34">.</text:span></text:p>
      <text:p text:style-name="P20"><text:soft-page-break/><text:span text:style-name="T2">def learnKernelPerceptron(data, target, kernel, h):</text:span><text:span text:style-name="T4"> </text:span></text:p>
      <text:p text:style-name="P22"><text:tab/>... </text:p>
      <text:p text:style-name="P23"><text:tab/>G = computeGram(data, kernel, h)<text:tab/><text:span text:style-name="T49">// Calcule de l</text:span><text:span text:style-name="T51">a</text:span><text:span text:style-name="T49"> matrice de Gram </text:span></text:p>
      <text:p text:style-name="P24"><text:span text:style-name="T44"><text:tab/>while compt &gt; 0 :</text:span><text:span text:style-name="T50">//condition </text:span><text:span text:style-name="T51">d’arrêt</text:span><text:span text:style-name="T50"> on a trouvé un perceptron pour toutes les données </text:span></text:p>
      <text:p text:style-name="P23"><text:tab/> <text:s text:c="4"/>for i in range(len(target)): <text:s/></text:p>
      <text:p text:style-name="P23"><text:tab/> <text:s text:c="10"/>somme = 0 </text:p>
      <text:p text:style-name="P23"><text:tab/> <text:s text:c="10"/>for j in range(len(target)): </text:p>
      <text:p text:style-name="P24"><text:span text:style-name="T44"><text:tab/> <text:s text:c="15"/>somme = somme + alpha[j] * target[j] * G[j][i] <text:s text:c="8"/></text:span><text:span text:style-name="T50">//Calcule de la somme</text:span><text:span text:style-name="T44"> <text:tab/><text:tab/> <text:s text:c="15"/>if (target[i] * somme) &lt;= 0 : <text:tab/></text:span><text:span text:style-name="T50">// la somme trouvé</text:span><text:span text:style-name="T51">e</text:span><text:span text:style-name="T50"> ne co</text:span><text:span text:style-name="T51">r</text:span><text:span text:style-name="T50">respond pas </text:span></text:p>
      <text:p text:style-name="P24"><text:span text:style-name="T44"><text:tab/> <text:s text:c="21"/>alpha[i] = alpha[i] + 1 <text:s/><text:tab/></text:span><text:span text:style-name="T50">// incrémentation du alpha</text:span></text:p>
      <text:p text:style-name="P23"><text:tab/> <text:s text:c="14"/>else : <text:tab/><text:span text:style-name="T49">//le alpha[i] choisi est bon on comtinu</text:span></text:p>
      <text:p text:style-name="P23"><text:span text:style-name="T49"><text:tab/><text:tab/> <text:s text:c="8"/></text:span><text:span text:style-name="T57"><text:s/></text:span><text:span text:style-name="T58">compt = compt - 1</text:span></text:p>
      <text:p text:style-name="P23"><text:tab/>return alpha </text:p>
      <text:p text:style-name="P23"/>
      <text:p text:style-name="P21"><text:span text:style-name="T5">def predictKernelPerceptron(alpha, data, target, x, kernel, h):</text:span><text:span text:style-name="T44"> </text:span></text:p>
      <text:p text:style-name="P22"><text:tab/>...</text:p>
      <text:p text:style-name="P24"><text:span text:style-name="T44"><text:tab/>for i in range(len(alpha)): <text:s text:c="2"/><text:tab/><text:tab/></text:span><text:span text:style-name="T50">// on applique la formule selon le kernel choisi</text:span></text:p>
      <text:p text:style-name="P23"><text:tab/> <text:s text:c="5"/><text:span text:style-name="T48">s</text:span>omme = somme + alpha[i] * target[i] * <text:span text:style-name="T59">kernel</text:span>(x, data[i], h) </text:p>
      <text:p text:style-name="P23"><text:tab/>if somme &lt; 0: </text:p>
      <text:p text:style-name="P23"><text:tab/> <text:s text:c="5"/>return -1<text:tab/><text:tab/><text:span text:style-name="T49">// la classe de x est -1 </text:span></text:p>
      <text:p text:style-name="P28"><text:span text:style-name="T45"><text:tab/>return 1</text:span><text:span text:style-name="T46"> <text:s/><text:tab/><text:tab/></text:span><text:span text:style-name="T52">// </text:span><text:span text:style-name="T50">la classe de x est 1</text:span></text:p>
      <text:p text:style-name="P28"><text:span text:style-name="T45"/></text:p>
      <text:p text:style-name="P8"><text:tab/>Les <text:span text:style-name="T59">différentes</text:span> fonctions présentées ci-dessus devaient être programmé<text:span text:style-name="T59">es</text:span> lors du tp5, testé<text:span text:style-name="T59">e</text:span>s sur des exemples donnés, puis réutilisées pour le pro<text:span text:style-name="T59">j</text:span>et, en effet se sont des fonctions essentielles.</text:p>
      <text:p text:style-name="P25"><text:span text:style-name="T35">Par la suite, </text:span><text:span text:style-name="T36">il nous était demand</text:span><text:span text:style-name="T39">é</text:span><text:span text:style-name="T36"> de commencer par la fonction </text:span><text:span text:style-name="T21">bestHyperparamet</text:span><text:span text:style-name="T22">re</text:span><text:span text:style-name="T21">(data, target, kernel)</text:span><text:span text:style-name="T36">, celle ci ayant pour but de calculer <text:s/></text:span><text:span text:style-name="T39">l’hyper-paramètre</text:span><text:span text:style-name="T36"> de la fonction noyau indiqué par kernel, qui minimise l’erreur estimée d’un perceptron </text:span><text:span text:style-name="T39">à</text:span><text:span text:style-name="T36"> noyau appris sur les données data de cible target. Cette fonction est réalisée via une succession de validations croisées, chacune estimant l’erreur pour une valeur donnée de </text:span><text:span text:style-name="T39">l’hyper-paramètre.</text:span><text:span text:style-name="T36"> </text:span></text:p>
      <text:p text:style-name="P17"/>
      <text:p text:style-name="P17"/>
      <text:p text:style-name="P17"/>
      <text:p text:style-name="P16"><text:soft-page-break/>def bestHyperparametre(data, target, kernel): </text:p>
      <text:p text:style-name="P13"><text:tab/>h = 1 <text:tab/><text:span text:style-name="T49">//initialisation de h</text:span></text:p>
      <text:p text:style-name="P13"><text:tab/>erreur_min = 1.0 </text:p>
      <text:p text:style-name="P13"><text:tab/>d_train, d_test, t_train, t_test = cross_validation.train_test_split(data, target, test_size=0.25) </text:p>
      <text:p text:style-name="P14"><text:tab/>for i in range(0, <text:span text:style-name="T59">loop</text:span>): <text:tab/><text:span text:style-name="T49">// on teste sur un </text:span><text:span text:style-name="T53">intervalle selon le noyau</text:span></text:p>
      <text:p text:style-name="P14"><text:tab/><text:tab/>err[i] = calculeErreur(d_train, t_train, d_test, t_test, kernel, <text:span text:style-name="T59">(i+1)*coef</text:span>) </text:p>
      <text:p text:style-name="P13"><text:tab/><text:tab/>if err[i] &lt; erreur_min: </text:p>
      <text:p text:style-name="P13"><text:tab/><text:tab/><text:tab/>erreur_min = err[i] </text:p>
      <text:p text:style-name="P14"><text:tab/><text:tab/><text:tab/>h = <text:span text:style-name="T59">(i+1)*coef</text:span> <text:span text:style-name="T49"><text:s/><text:tab/>// </text:span><text:span text:style-name="T53">coef dépend du noyau</text:span></text:p>
      <text:p text:style-name="P13"><text:tab/>return (h, err) <text:tab/> <text:tab/><text:span text:style-name="T49">// </text:span><text:span text:style-name="T54">on retourne l'hyper-paramètre et le tableau d'erreurs</text:span></text:p>
      <text:p text:style-name="P13"/>
      <text:p text:style-name="P15"><text:span text:style-name="T6">def calculeErreur(d_train, t_train, d_test, t_test, kernel, h)</text:span><text:span text:style-name="T47">: </text:span></text:p>
      <text:p text:style-name="P13"><text:tab/>…</text:p>
      <text:p text:style-name="P15"><text:span text:style-name="T47"><text:tab/></text:span><text:span text:style-name="T55">// recherche un perceptron à noyau </text:span></text:p>
      <text:p text:style-name="P13"><text:tab/>alpha, echec = learnKernelPerceptron(d_train, t_train, kernel, h) </text:p>
      <text:p text:style-name="P13"><text:tab/>for i in range(len(d_test)): </text:p>
      <text:p text:style-name="P15"><text:span text:style-name="T47"><text:tab/><text:tab/></text:span><text:span text:style-name="T55">// on </text:span><text:span text:style-name="T56">prédit</text:span><text:span text:style-name="T55"> sur les don</text:span><text:span text:style-name="T56">n</text:span><text:span text:style-name="T55">ées d'apprentissage avec le alpha trouvé</text:span></text:p>
      <text:p text:style-name="P13"><text:tab/><text:tab/>prediction = predictKernelPerceptron(alpha, d_train, t_train, d_test[i], kernel, h) </text:p>
      <text:p text:style-name="P15"><text:span text:style-name="T47"><text:tab/><text:tab/>if prediction != t_test[i]: <text:tab/></text:span><text:span text:style-name="T55">// si la prédiction est fausse il y a erreur </text:span></text:p>
      <text:p text:style-name="P13"><text:tab/><text:tab/><text:tab/>erreur = erreur + 1. </text:p>
      <text:p text:style-name="P13"><text:tab/>...</text:p>
      <text:p text:style-name="P9"><text:tab/>A présent, nous allons rentrer au cœur du projet, nous al<text:span text:style-name="T61">l</text:span>ons appliquer les <text:span text:style-name="T61">différentes</text:span> fonctions programmées aux images prise<text:span text:style-name="T61">s</text:span> par un drone. Cependant, nous devons pour cela tout d'abord transformer l'image. En effet nous allons dans un premier temps, utiliser l'image comme étant un <text:span text:style-name="T61">ensemble de </text:span>vecteur<text:span text:style-name="T61">s</text:span>, puis dans un second temps comme étant un histogramme. </text:p>
      <text:p text:style-name="P19"><text:span text:style-name="T35">Pour le vecteur : </text:span><text:span text:style-name="T40">n</text:span><text:span text:style-name="T35">ous avons programmé une fonction </text:span><text:span text:style-name="T23">vectMatrixFromDir</text:span><text:span text:style-name="T35"> qui renvoie une matrice contenant les représentations vectorielles (une par ligne) de toutes les images présentes dans le répertoire. </text:span><text:span text:style-name="T37">Pour cela nous avons programmé une fonction simple : </text:span><text:span text:style-name="T20">vectImage(directory, image) </text:span><text:span text:style-name="T24">à</text:span><text:span text:style-name="T20"> appliqu</text:span><text:span text:style-name="T24">er</text:span><text:span text:style-name="T20"> </text:span><text:span text:style-name="T24">à</text:span><text:span text:style-name="T20"> chaque image du répertoire, </text:span><text:span text:style-name="T30">les </text:span><text:span text:style-name="T20">transformant en vecteur</text:span><text:span text:style-name="T24">s </text:span><text:span text:style-name="T25">de taille</text:span><text:span text:style-name="T20"> 32*32*</text:span><text:span text:style-name="T25">3</text:span></text:p>
      <text:p text:style-name="P18"><text:span text:style-name="T37">Pour l'histogramme : </text:span><text:span text:style-name="T40">n</text:span><text:span text:style-name="T37">ous avons programmé une fonction </text:span><text:span text:style-name="T20">histMatrixFromDir</text:span><text:span text:style-name="T37"> qui renvoie une matrice contenant les histogrammes normalisés (un par ligne) de toutes les images présentes dans le répertoire. Pour cela nous avons programmé une fonction simple : <text:s/></text:span><text:span text:style-name="T20">histImage(directory, image)</text:span><text:span text:style-name="T37"> </text:span><text:span text:style-name="T40">à </text:span><text:span text:style-name="T37">appliqu</text:span><text:span text:style-name="T40">er</text:span><text:span text:style-name="T37"> </text:span><text:span text:style-name="T40">à</text:span><text:span text:style-name="T37"> chaque image du répertoire, </text:span><text:span text:style-name="T40">les</text:span><text:span text:style-name="T37"> transformant en un vecteur</text:span><text:span text:style-name="T40">s</text:span><text:span text:style-name="T37"> </text:span><text:span text:style-name="T41">de taille </text:span><text:span text:style-name="T37">3×256.</text:span></text:p>
      <text:p text:style-name="P10"><text:soft-page-break/>Enfin nous devions appliquer les fonctions pr<text:span text:style-name="T62">é</text:span>c<text:span text:style-name="T62">é</text:span>de<text:span text:style-name="T62">m</text:span>ment décrite concernant le perc<text:span text:style-name="T62">e</text:span>ptron <text:span text:style-name="T62">à</text:span> noyau au nouveau format des images. En effet le but de ce projet étant de classer les images selon le paysage phot<text:span text:style-name="T62">o</text:span>graphié (marin, ou terrestre). Les différents tests, et résultats produits seront décri<text:span text:style-name="T62">s </text:span>par la suite. </text:p>
      <text:h text:style-name="P46" text:outline-level="1">Utilisation</text:h>
      <text:p text:style-name="P25"><text:tab/><text:span text:style-name="T17">Le code que nous avons implémenté se trouve dans 4 fichiers différents :</text:span></text:p>
      <text:p text:style-name="P5"><text:span text:style-name="T3">image.py</text:span> : c'est ici qu'on lit les images des dossier Mer et Ailleurs et qu'on les renvoi dans un tableau sous forme de vecteurs ou histogrammes.</text:p>
      <text:p text:style-name="P5"><text:span text:style-name="T3">noyau.py</text:span> : on y trouve les deux fonctions noyau ainsi que la fonction computeGram qui renvoi une matrice.</text:p>
      <text:p text:style-name="P5"><text:span text:style-name="T3">perceptron.py</text:span> : <text:span text:style-name="T42">contient les algorithmes d'apprentissage et de prédiction du perceptron à noyau ainsi que les fonctions de recherche du meilleur hyper-paramètre et de calcul de l'erreur moyenne.</text:span></text:p>
      <text:p text:style-name="P6"><text:span text:style-name="T3">main.py</text:span> : fichier main du programme. Après deux questions il exécute le programme qui affiche entre autres le résultat de la prédiction de l'échantillon test et l'erreur moyenne.</text:p>
      <text:p text:style-name="P4"><text:span text:style-name="T13">Il suffit donc de lancer le fichier </text:span><text:span text:style-name="T18">main.py</text:span><text:span text:style-name="T13"> qui vous demandera de choisir les paramètres voulut. Il n'y a plus qu'à attendre</text:span></text:p>
      <text:h text:style-name="P46" text:outline-level="1">Les résultats</text:h>
      <text:p text:style-name="P3"/>
      <text:p text:style-name="P3"><text:tab/><text:span text:style-name="T15">Tout d'abord, nous n'avons pas réussi à faire fonctionner le modèle « Gaussien + Histogramme ». Aucun des hyper-paramètres testés (de 10</text:span><text:span text:style-name="T16">-6</text:span><text:span text:style-name="T15"> <text:s/>à 10⁶ ) n'a donné de résultat significatif : au mieux nous avions un tableau de '1'.</text:span></text:p>
      <text:p text:style-name="P3"/>
      <table:table table:name="Tableau1" table:style-name="Tableau1">
        <table:table-column table:style-name="Tableau1.A" table:number-columns-repeated="3"/>
        <table:table-row>
          <table:table-cell table:style-name="Tableau1.A1" office:value-type="string">
            <text:p text:style-name="P44"/>
          </table:table-cell>
          <table:table-cell table:style-name="Tableau1.A1" office:value-type="string">
            <text:p text:style-name="P31">Meilleur hyperparamètre</text:p>
          </table:table-cell>
          <table:table-cell table:style-name="Tableau1.C1" office:value-type="string">
            <text:p text:style-name="P31">Erreur réelle estimée <text:span text:style-name="T8">(valeur minimale trouvée)</text:span></text:p>
          </table:table-cell>
        </table:table-row>
        <table:table-row>
          <table:table-cell table:style-name="Tableau1.A2" office:value-type="string">
            <text:p text:style-name="P31">Noyau Gaussien + Vecteur</text:p>
          </table:table-cell>
          <table:table-cell table:style-name="Tableau1.A2" office:value-type="string">
            <text:p text:style-name="P33">Compris entre 1000 et 20 000, <text:span text:style-name="T9">multiple de 1000</text:span></text:p>
          </table:table-cell>
          <table:table-cell table:style-name="Tableau1.C2" office:value-type="string">
            <text:p text:style-name="P33">0.132 </text:p>
          </table:table-cell>
        </table:table-row>
        <table:table-row>
          <table:table-cell table:style-name="Tableau1.A2" office:value-type="string">
            <text:p text:style-name="P31">Noyau Gaussien </text:p>
            <text:p text:style-name="P31">+ Histogramme</text:p>
          </table:table-cell>
          <table:table-cell table:style-name="Tableau1.A2" office:value-type="string">
            <text:p text:style-name="P32">Aucun hyperparamètre valide trouvé</text:p>
          </table:table-cell>
          <table:table-cell table:style-name="Tableau1.C2" office:value-type="string">
            <text:p text:style-name="P44">//</text:p>
          </table:table-cell>
        </table:table-row>
        <table:table-row>
          <table:table-cell table:style-name="Tableau1.A2" office:value-type="string">
            <text:p text:style-name="P31">Noyau Polynomial + Vecteur</text:p>
          </table:table-cell>
          <table:table-cell table:style-name="Tableau1.A2" office:value-type="string">
            <text:p text:style-name="P33">Compris entre 1 et 10</text:p>
          </table:table-cell>
          <table:table-cell table:style-name="Tableau1.C2" office:value-type="string">
            <text:p text:style-name="P33">0.171</text:p>
          </table:table-cell>
        </table:table-row>
        <table:table-row>
          <table:table-cell table:style-name="Tableau1.A2" office:value-type="string">
            <text:p text:style-name="P31">Noyau Polynomial + Histogramme</text:p>
          </table:table-cell>
          <table:table-cell table:style-name="Tableau1.A2" office:value-type="string">
            <text:p text:style-name="P33">Compris entre 1 et 10</text:p>
          </table:table-cell>
          <table:table-cell table:style-name="Tableau1.C2" office:value-type="string">
            <text:p text:style-name="P34">0.2</text:p>
          </table:table-cell>
        </table:table-row>
      </table:table>
      <text:p text:style-name="P3"/>
      <text:p text:style-name="P3"/>
      <text:h text:style-name="P47" text:outline-level="2"><text:soft-page-break/>Noyau Gaussien + Vecteur</text:h>
      <text:p text:style-name="P31"/>
      <text:p text:style-name="P35">Erreurs :</text:p>
      <text:p text:style-name="P35">[ 0.21428571 <text:s/>0.28571429 <text:s/>0.14285714 <text:s/>0.14285714 <text:s/>0.14285714 <text:s/>0.07142857</text:p>
      <text:p text:style-name="P35"><text:s text:c="2"/>0.07142857 <text:s/>0.07142857 <text:s/>0.14285714 <text:s/>0.07142857 <text:s/>0.14285714 <text:s/>0.14285714</text:p>
      <text:p text:style-name="P35"><text:s text:c="2"/>0.14285714 <text:s/>0.14285714 <text:s/>0. <text:s text:c="9"/>0.14285714 <text:s/>0.14285714 <text:s/>0.14285714</text:p>
      <text:p text:style-name="P35"><text:s text:c="2"/>0.14285714 <text:s/>0.14285714]</text:p>
      <text:p text:style-name="P35">Erreur moyenne: 0.132142857143</text:p>
      <text:p text:style-name="P35">Best hyperparametre = 15000</text:p>
      <text:p text:style-name="P35">Vecteur: kernel = &lt;function noyauGaussien at 0xb5dd517c&gt; <text:s/>h = 15000</text:p>
      <text:p text:style-name="P35">Classes predites: </text:p>
      <text:p text:style-name="P35">[-1. -1. -1. <text:s/>1. -1. <text:s/>1. <text:s/>1. <text:s/>1. <text:s/>1. -1. <text:s/>1. -1. -1. <text:s/>1. <text:s/>1. -1. <text:s/>1. <text:s/>1.</text:p>
      <text:p text:style-name="P35"><text:s/>-1. -1. <text:s/>1. <text:s/>1. -1. -1. <text:s/>1. <text:s/>1. -1. -1. <text:s/>1. <text:s/>1. <text:s/>1. -1. -1. -1. <text:s/>1. <text:s/>1.]</text:p>
      <text:p text:style-name="P31"/>
      <text:h text:style-name="P47" text:outline-level="2">Noyau Polynomial + Vecteur</text:h>
      <text:p text:style-name="P31"/>
      <text:p text:style-name="P35">Erreurs :</text:p>
      <text:p text:style-name="P35">[ 0.14285714 <text:s/>0.14285714 <text:s/>0.14285714 <text:s/>0.14285714 <text:s/>0.14285714 <text:s/>0.21428571</text:p>
      <text:p text:style-name="P35"><text:s text:c="2"/>0.07142857 <text:s/>0.14285714 <text:s/>0.21428571 <text:s/>0.35714286]</text:p>
      <text:p text:style-name="P35">Erreur moyenne: 0.171428571429</text:p>
      <text:p text:style-name="P35">Best hyperparametre = 7.0</text:p>
      <text:p text:style-name="P35">Vecteur: kernel = &lt;function noyauPolynomial at 0xb5dcb10c&gt; <text:s/>h = 7.0</text:p>
      <text:p text:style-name="P35">Classes predites: </text:p>
      <text:p text:style-name="P38">[-1. -1. <text:s/>1. <text:s/>1. -1. -1. <text:s/>1. <text:s/>1. <text:s/>1. -1. <text:s/>1. -1. -1. <text:s/>1. <text:s/>1. -1. <text:s/>1. <text:s/>1.</text:p>
      <text:p text:style-name="P38"><text:s/>-1. -1. <text:s/>1. <text:s/>1. -1. -1. <text:s/>1. <text:s/>1. <text:s/>1. <text:s/>1. <text:s/>1. <text:s/>1. <text:s/>1. -1. -1. -1. <text:s/>1. <text:s/>1.]</text:p>
      <text:p text:style-name="P31"/>
      <text:p text:style-name="P31"/>
      <text:h text:style-name="P47" text:outline-level="2">Noyau Polynomial + Histogramme</text:h>
      <text:p text:style-name="P31"/>
      <text:p text:style-name="P35">Erreurs :</text:p>
      <text:p text:style-name="P35">[ 0.28571429 <text:s/>0.28571429 <text:s/>0.28571429 <text:s/>0.21428571 <text:s/>0.21428571 <text:s/>0.14285714</text:p>
      <text:p text:style-name="P35"><text:s text:c="2"/>0.14285714 <text:s/>0.14285714 <text:s/>0.14285714 <text:s/>0.14285714]</text:p>
      <text:p text:style-name="P35">Erreur moyenne: 0.2</text:p>
      <text:p text:style-name="P35">Best hyperparametre = 6.0</text:p>
      <text:p text:style-name="P35">Histogramme: kernel = &lt;function noyauPolynomial at 0xb5dcd10c&gt; <text:s/>h = 6.0</text:p>
      <text:p text:style-name="P35">Classes predites: </text:p>
      <text:p text:style-name="P35">[-1. <text:s/>1. <text:s/>1. <text:s/>1. -1. <text:s/>1. <text:s/>1. <text:s/>1. <text:s/>1. <text:s/>1. <text:s/>1. <text:s/>1. -1. <text:s/>1. <text:s/>1. -1. <text:s/>1. <text:s/>1.</text:p>
      <text:p text:style-name="P35"><text:s text:c="2"/>1. -1. -1. <text:s/>1. <text:s/>1. -1. -1. <text:s/>1. <text:s/>1. -1. <text:s/>1. <text:s/>1. <text:s/>1. -1. <text:s/>1. -1. <text:s/>1. <text:s/>1.]</text:p>
      <text:p text:style-name="P35"/>
      <text:p text:style-name="P35"/>
      <text:p text:style-name="P36"><text:tab/><text:span text:style-name="T63">Selon les résultats des erreur</text:span><text:span text:style-name="T64">s</text:span><text:span text:style-name="T63"> renvoyées, le modèle « </text:span><text:span text:style-name="T65">Noyau Gaussien + Vecteur » </text:span><text:span text:style-name="T63">semble le plus efficace. </text:span><text:span text:style-name="T66">Il ne varie pas d'un test à un autre et sa moyenne d'erreur est la plus basse, voire très basse selon le test ci-dessous.</text:span></text:p>
      <text:p text:style-name="P37"/>
      <text:p text:style-name="P37"><text:soft-page-break/>Les 2 modèles à vecteurs sont en général similaires, il n'y a que 2 à 5 photos qui n'ont pas la même classe.</text:p>
      <text:p text:style-name="P37">Ensuite, il y a toujours une dizaine de différences entre les modèles qui utilisent le noyau polynomial <text:span text:style-name="T11">ainsi que pour les 2 modèles qui n'ont pas de paramètre en communs.</text:span></text:p>
      <text:p text:style-name="P36"/>
      <table:table table:name="Tableau2" table:style-name="Tableau2">
        <table:table-column table:style-name="Tableau2.A"/>
        <table:table-column table:style-name="Tableau2.B"/>
        <table:table-column table:style-name="Tableau2.A" table:number-columns-repeated="2"/>
        <table:table-row>
          <table:table-cell table:style-name="Tableau2.A1" office:value-type="string">
            <text:p text:style-name="P43"/>
          </table:table-cell>
          <table:table-cell table:style-name="Tableau2.A1" office:value-type="string">
            <text:p text:style-name="P41">Noyau Gaussien + Vecteur</text:p>
          </table:table-cell>
          <table:table-cell table:style-name="Tableau2.A1" office:value-type="string">
            <text:p text:style-name="P41">Noyau Polynomial + Vecteur</text:p>
          </table:table-cell>
          <table:table-cell table:style-name="Tableau2.D1" office:value-type="string">
            <text:p text:style-name="P41">Noyau Polynomial + Histogramme</text:p>
          </table:table-cell>
        </table:table-row>
        <table:table-row>
          <table:table-cell table:style-name="Tableau2.A2" office:value-type="string">
            <text:p text:style-name="P41">Noyau Gaussien + Vecteur</text:p>
          </table:table-cell>
          <table:table-cell table:style-name="Tableau2.B2" office:value-type="string">
            <text:p text:style-name="P43"/>
          </table:table-cell>
          <table:table-cell table:style-name="Tableau2.A2" office:value-type="string">
            <text:p text:style-name="P39">2 à 5</text:p>
          </table:table-cell>
          <table:table-cell table:style-name="Tableau2.D3" office:value-type="string">
            <text:p text:style-name="P42">Une dizaine</text:p>
          </table:table-cell>
        </table:table-row>
        <table:table-row>
          <table:table-cell table:style-name="Tableau2.A2" office:value-type="string">
            <text:p text:style-name="P41">Noyau Polynomial + Vecteur</text:p>
          </table:table-cell>
          <table:table-cell table:style-name="Tableau2.A2" office:value-type="string">
            <text:p text:style-name="P43"/>
          </table:table-cell>
          <table:table-cell table:style-name="Tableau2.B2" office:value-type="string">
            <text:p text:style-name="P45"/>
          </table:table-cell>
          <table:table-cell table:style-name="Tableau2.D3" office:value-type="string">
            <text:p text:style-name="P42">Une dizaine</text:p>
          </table:table-cell>
        </table:table-row>
        <table:table-row>
          <table:table-cell table:style-name="Tableau2.A2" office:value-type="string">
            <text:p text:style-name="P41">Noyau Polynomial + Histogramme</text:p>
          </table:table-cell>
          <table:table-cell table:style-name="Tableau2.A2" office:value-type="string">
            <text:p text:style-name="P43"/>
          </table:table-cell>
          <table:table-cell table:style-name="Tableau2.A2" office:value-type="string">
            <text:p text:style-name="P43"/>
          </table:table-cell>
          <table:table-cell table:style-name="Tableau2.D4" office:value-type="string">
            <text:p text:style-name="P43"><text:s/></text:p>
          </table:table-cell>
        </table:table-row>
      </table:table>
      <text:p text:style-name="P40"/>
      <text:p text:style-name="P40"/>
      <text:p text:style-name="P37">Cas d'application du modèle « <text:span text:style-name="T7">Noyau Gaussien + Vecteur » </text:span>assez improbable que nous avons eu lors des tests :</text:p>
      <text:p text:style-name="P40"/>
      <text:p text:style-name="P40">Erreurs :</text:p>
      <text:p text:style-name="P40">[ 0. <text:s text:c="9"/>0.07142857 <text:s/>0. <text:s text:c="9"/>0. <text:s text:c="9"/>0. <text:s text:c="9"/>0.</text:p>
      <text:p text:style-name="P40"><text:s text:c="2"/>0.07142857 <text:s/>0.07142857 <text:s/>0. <text:s text:c="9"/>0. <text:s text:c="9"/>0. <text:s text:c="9"/>0. <text:s text:c="9"/>0.</text:p>
      <text:p text:style-name="P40"><text:s text:c="2"/>0. <text:s text:c="9"/>0. <text:s text:c="9"/>0. <text:s text:c="9"/>0. <text:s text:c="9"/>0. <text:s text:c="9"/>0. <text:s text:c="9"/>0. <text:s text:c="7"/>]</text:p>
      <text:p text:style-name="P40">Erreur moyenne: 0.0107142857143</text:p>
      <text:p text:style-name="P40">Best hyperparametre = 1000</text:p>
      <text:p text:style-name="P40">Vecteur: kernel = &lt;function noyauGaussien at 0xb5dff17c&gt; <text:s/>h = 1000</text:p>
      <text:p text:style-name="P40">Classes predites: </text:p>
      <text:p text:style-name="P40">[-1. -1. <text:s/>1. <text:s/>1. -1. <text:s/>1. <text:s/>1. <text:s/>1. <text:s/>1. -1. <text:s/>1. -1. -1. <text:s/>1. <text:s/>1. -1. <text:s/>1. <text:s/>1.</text:p>
      <text:p text:style-name="P40"><text:span text:style-name="T43"><text:s/>-1. <text:s/>1. <text:s/>1. <text:s/>1. -1. -1. <text:s/>1. <text:s/>1. -1. -1. <text:s/>1. <text:s/>1. <text:s/>1. -1. -1. -1. <text:s/>1. <text:s/>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normal" fo:font-weight="bold" officeooo:rsid="000bc1cd" officeooo:paragraph-rsid="000bc1cd" style:font-style-asian="normal" style:font-weight-asian="bold" style:font-style-complex="normal" style:font-weight-complex="bold"/>
    </style:style>
    <style:style style:name="MT1" style:family="text">
      <style:text-properties fo:font-style="italic" fo:font-weight="bold" officeooo:rsid="000bc1c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AA<text:tab/><text:tab/>Compte rendu du projet</text:p>
      </style:header>
      <style:footer>
        <text:p text:style-name="Footer"><text:page-number text:select-page="current">5</text:page-number>/<text:page-count>6</text:page-count><text:tab/><text:tab/><text:span text:style-name="MT1">Sarah BOUKRIS &amp; Ismaël CUSSA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7:15:02.751090829</meta:creation-date>
    <dc:date>2015-01-05T13:05:57.348340749</dc:date>
    <meta:editing-duration>P1DT12H43M20S</meta:editing-duration>
    <meta:editing-cycles>17</meta:editing-cycles>
    <meta:generator>LibreOffice/4.2.7.2$Linux_x86 LibreOffice_project/420m0$Build-2</meta:generator>
    <meta:document-statistic meta:table-count="2" meta:image-count="0" meta:object-count="0" meta:page-count="6" meta:paragraph-count="143" meta:word-count="1598" meta:character-count="10231" meta:non-whitespace-character-count="8229"/>
  </office:meta>
</office:document-meta>
</file>